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48pt" fo:font-weight="bold" style:font-size-asian="48pt" style:font-size-complex="48pt"/>
    </style:style>
    <style:style style:name="T2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Chrystus</text:span><text:span text:style-name="T1"><text:line-break/></text:span><text:span text:style-name="T1">to Panów Pan, DGD</text:span><text:span text:style-name="T1"><text:line-break/></text:span><text:span text:style-name="T1">i całej ziemi Król AD</text:span><text:span text:style-name="T1"><text:line-break/></text:span><text:span text:style-name="T1">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Jedyny Pan,</text:span><text:span text:style-name="T2"><text:line-break/></text:span><text:span text:style-name="T2">Władca narodów, DGAD</text:span><text:span text:style-name="T2"><text:line-break/></text:span><text:span text:style-name="T2">Jedyny Pan i Bóg. D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W innym imieniu,</text:span><text:span text:style-name="T2"><text:line-break/></text:span><text:span text:style-name="T2">nie ma zbawienia, DGAD</text:span><text:span text:style-name="T2"><text:line-break/></text:span><text:span text:style-name="T2">bo Jezus to Panów Pan DGA</text:span><text:span text:style-name="T2"><text:line-break/></text:span><text:span text:style-name="T2">Jezus to Panów Pan, FCGD</text:span><text:span text:style-name="T2"><text:line-break/></text:span><text:span text:style-name="T2">Jezus to Panów Pan FC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 /x4 DGD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 LibreOffice_project/420m0$Build-2</meta:generator>
    <meta:creation-date>2006-06-04T13:08:25</meta:creation-date>
    <dc:date>2014-11-24T20:48:24.700864734</dc:date>
    <dc:language>pl-PL</dc:language>
    <meta:editing-cycles>15</meta:editing-cycles>
    <meta:editing-duration>PT23M1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